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8pt" style:font-size-asian="8pt" style:font-size-complex="8pt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RascalTests (Compiled)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 office:value-type="string" calcext:value-type="string">
            <text:p>TESTS RUN AT $2015-11-07T22:06:44.108+00:00$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/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ccumulatingTests: 1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liasTests: 2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nnotationTests: 1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ssignmentTests: 6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BacktrackingTests: 2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allTests: 7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allTestsAux: 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mprehensionTests: 23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1: 11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2: 5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3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ubscriptAndSliceTests: 8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1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2: 1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3: 2 tests executed; 1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4: 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Terms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ataDeclarationTests: 5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ataTypeTests: 72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eclarationTest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FunctionCompositionTests: 2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InterpolationTests: 3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KeywordParameterImportTests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KeywordParameterTests: 1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rsingTests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Tests: 343 tests executed; 1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DescendantTests: 2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List3Tests: 4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rojectionTests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angeTests: 2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educerTests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egExpTests: 7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etMatchTests1: 5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etMatchTests2: 1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tatementTests: 10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ubscriptTests: 3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TryCatchTests: 2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VisitTests: 159 tests executed; 1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Booleans: 1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Equality: 6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Functions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Integers: 2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IO: 2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IsDefined: 107 tests executed; 1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istRelations: 2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ists: 11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ocations: 2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aps: 7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atching: 2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emoization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Nodes: 3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Overloading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Relations: 1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ets: 3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olvedIssues: 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trings: 6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Tuples: 3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BooleanTests: 1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IntegerTests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istRelationTests: 14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istTests: 24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MapTests: 10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MathTests: 11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NodeTests: 5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NumberTests: 4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RelationTests: 5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SetTests: 5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StringTests: 12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TypeTests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ValueIOTests: 4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graphs::GraphTests: 4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statistics::DescriptiveTests: 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statistics::RangeUtils: 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ang::csv::CSVIOTests: 1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ang::json::JSONIOTests: 3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1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2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3: 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4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5: 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6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7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8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ModuleInitRange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BSTRACTTYPE: 1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1: 1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2: 1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B1: 1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B2: 1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B3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PARSETREE: 1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TYPE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ImportBase: 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ImportBaseExtended: 1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ExtendBase: 1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ExtendBaseExtended: 1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Ackermann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Bubble: 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Factori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alls: 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oloredTree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ountConstructors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ycle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Derivative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Lift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StringTemplate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Trans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Replacement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1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2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3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WordCount: 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Dominators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Abstract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mbined::Automatic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mbined::Manual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ncrete::NoLayout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ncrete::WithLayout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Func::Test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Lisra::Test: 2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McCabe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ReachingDef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Slicing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Uninit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format::Escape: 5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format::Grammar: 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Lookahead: 0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ParserGeneratorTests: 3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PicoGrammar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CGrammar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CharactersTests: 15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LiteralsTests: 3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LookaheadTests: 3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RascalGrammar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ConcreteSyntax: 15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ExpressionGrammars: 1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ImplodeTests: 12 tests executed; 4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KnownIssues: 2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meta::ModuleInfoTests: 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PreBootstrap: 6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SolvedIssues: 1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AbstractKindTests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AbstractNameTests: 15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UtilTests: 8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util::PriorityQueue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util::UUID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taticTestingUtilsTests: 1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ccumulatingTCTests: 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llStaticIssues: 5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nnotationTCTests: 7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ssignmentTCTests: 20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allTCTests: 21 tests executed; 1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omprehensionTCTests: 17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ataDeclarationTCTests: 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ataTypeTCTests: 4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eclarationTCTests: 2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ImportTCTests: 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PatternTCTests: 66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ProjectionTCTests: 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RegExpTCTests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copeTCTests: 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tatementTCTests: 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ubscriptTCTests: 18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VisitTCTests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SyntaxTests3.rsc|(709,58,&lt;25,0&gt;,&lt;25,58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PatternTests.rsc|(33336,84,&lt;1475,0&gt;,&lt;1475,84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9328,86,&lt;362,0&gt;,&lt;363,63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(6030,125,&lt;310,0&gt;,&lt;314,1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5164 tests executed; 9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yaml::Model: execute: Reading |compressed+home:///bin/lang/yaml/Model.rvm.gz| did not succeed: IO("Expected type[&amp;T], but got type[loc]")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allTCTests: "{}"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 table:number-rows-repeated="2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 table:number-rows-repeated="6">
          <table:table-cell table:style-name="ce2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 table:number-rows-repeated="5">
          <table:table-cell table:style-name="ce2"/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13">
          <table:table-cell table:style-name="ce3"/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53">
          <table:table-cell table:style-name="ce4"/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2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 2x, rechecked)" table:style-name="ta1">
        <office:forms form:automatic-focus="false" form:apply-design-mode="false"/>
        <table:table-column table:style-name="co2" table:number-columns-repeated="1024" table:default-cell-style-name="ce5"/>
        <table:table-row table:style-name="ro1">
          <table:table-cell table:style-name="ce1" office:value-type="string" calcext:value-type="string">
            <text:p>TESTS RUN AT $2015-11-07T22:35:14.622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ccumulatingTests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liasTests: 25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nnotationTest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ssignmentTests: 6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BacktrackingTests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allTests: 7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allTestsAux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mprehensionTests: 2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PatternTests1: 1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PatternTests2: 5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PatternTests3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ubscriptAndSliceTests: 8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1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2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3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4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Term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DataDeclarationTests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DataTypeTests: 7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DeclarationTest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FunctionCompositionTests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InterpolationTests: 3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KeywordParameterImportTest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KeywordParameterTests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rsingTests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tternTests: 34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tternDescendantTests: 2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tternList3Tests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rojectionTest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RangeTests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Reducer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RegExpTests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etMatchTests1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etMatchTests2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tatementTests: 10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ubscriptTests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TryCatchTests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VisitTests: 159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Boolean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Equality: 6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Function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Integers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IO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IsDefined: 10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ListRelations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Lists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Locations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Maps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Matching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Memoization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Nodes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Overloading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Relations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Sets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SolvedIssues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Strings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Tuples: 3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BooleanTest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IntegerTest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istRelationTests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istTests: 24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MapTests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MathTests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NodeTests: 5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NumberTests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RelationTests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SetTests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StringTests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Type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ValueIOTests: 4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analysis::graphs::GraphTests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analysis::statistics::DescriptiveTests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analysis::statistics::RangeUtils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ang::csv::CSVIOTests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ang::json::JSONIOTests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1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2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3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4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5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6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7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8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ModuleInitRange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ABSTRACTTYPE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A1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A2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B1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B2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B3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PARSETREE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TYPE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ImportBase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ImportBaseExtended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ExtendBase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ExtendBaseExtended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basic::Ackermann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basic::Bubble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basic::Factori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alls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oloredTree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ountConstructor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ycle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Derivative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Lift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StringTemplate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Trans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Replacement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CountInLine1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CountInLine2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CountInLine3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WordCount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Dominator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Abstract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mbined::Automatic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mbined::Manual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ncrete::NoLayout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ncrete::WithLayout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Func::Test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Lisra::Test: 2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McCabe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ReachingDef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Slicing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Uninit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format::Escape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format::Grammar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Lookahead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ParserGeneratorTests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PicoGrammar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CGrammar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CharactersTests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LiteralsTests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LookaheadTests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RascalGrammar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ConcreteSyntax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ExpressionGrammars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ImplodeTests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KnownIssue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meta::ModuleInfo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PreBootstrap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SolvedIssue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ypes::tests::AbstractKindTests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ypes::tests::AbstractNameTests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ypes::tests::UtilTests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til::PriorityQueue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til::UUID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StaticTestingUtilsTest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AccumulatingTCTest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AllStaticIssues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AnnotationTCTests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AssignmentTCTests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CallTCTests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ComprehensionTCTests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DataDeclarationTCTests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DataTypeTCTests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DeclarationTCTests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ImportTC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PatternTCTests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ProjectionTCTest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RegExpTCTests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ScopeTCTests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StatementTCTests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SubscriptTCTests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VisitTCTests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3.rsc|(709,58,&lt;25,0&gt;,&lt;25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(33336,84,&lt;1475,0&gt;,&lt;1475,8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(6030,125,&lt;310,0&gt;,&lt;314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5164 tests executed; 1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yaml::Model: execute: Reading |compressed+home:///bin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CallTCTests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ecuting: 760085 ms</text:p>
          </table:table-cell>
          <table:table-cell table:number-columns-repeated="1023"/>
        </table:table-row>
        <table:table-row table:style-name="ro1" table:number-rows-repeated="12">
          <table:table-cell table:style-name="ce1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32">
          <table:table-cell table:style-name="ce4"/>
          <table:table-cell table:number-columns-repeated="1023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2" table:number-columns-repeated="1024" table:default-cell-style-name="ce7"/>
        <table:table-row table:style-name="ro1">
          <table:table-cell table:style-name="ce6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Examples/Run.rsc|: 7 tests executed; 1 failed; 0 ignored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Examples/Run.rsc|(1511,104,&lt;33,0&gt;,&lt;33,104&gt;): FALSE "java.lang.NullPointerException"("")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TEST SUMMARY: 7 tests executed; 1 failed; 0 ignored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Boolea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Expressio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Patter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Statement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StringTemplate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Examples/Run.rsc|: "java.lang.NullPointerException"("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value: false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table:table-column table:style-name="co2" table:number-columns-repeated="1024" table:default-cell-style-name="ce7"/>
        <table:table-row table:style-name="ro1">
          <table:table-cell table:style-name="ce6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6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21:08:00.55948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11-07T23:50:16.112762000</dc:date>
    <meta:editing-duration>P86DT52M23S</meta:editing-duration>
    <meta:editing-cycles>270</meta:editing-cycles>
    <meta:generator>LibreOffice/5.0.2.2$MacOSX_X86_64 LibreOffice_project/37b43f919e4de5eeaca9b9755ed688758a8251fe</meta:generator>
    <meta:document-statistic meta:table-count="4" meta:cell-count="416" meta:object-count="0"/>
  </office:meta>
</office:document-meta>
</file>